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9cc7" officeooo:paragraph-rsid="00009cc7"/>
    </style:style>
    <style:style style:name="P2" style:family="paragraph" style:parent-style-name="Standard">
      <style:text-properties fo:font-style="italic" officeooo:rsid="00009cc7" officeooo:paragraph-rsid="00009cc7" style:font-style-asian="italic" style:font-style-complex="italic"/>
    </style:style>
    <style:style style:name="P3" style:family="paragraph" style:parent-style-name="Standard">
      <style:text-properties fo:font-style="italic" officeooo:rsid="0003676f" officeooo:paragraph-rsid="0003676f" style:font-style-asian="italic" style:font-style-complex="italic"/>
    </style:style>
    <style:style style:name="P4" style:family="paragraph" style:parent-style-name="Standard">
      <style:text-properties officeooo:rsid="00021c45" officeooo:paragraph-rsid="00021c45"/>
    </style:style>
    <style:style style:name="P5" style:family="paragraph" style:parent-style-name="Standard">
      <style:text-properties officeooo:rsid="0003676f" officeooo:paragraph-rsid="0003676f"/>
    </style:style>
    <style:style style:name="P6" style:family="paragraph" style:parent-style-name="Standard">
      <style:text-properties fo:font-style="italic" officeooo:rsid="0003676f" officeooo:paragraph-rsid="0003676f" style:font-style-asian="italic" style:font-style-complex="italic"/>
    </style:style>
    <style:style style:name="P7" style:family="paragraph" style:parent-style-name="Text_20_body">
      <style:text-properties officeooo:rsid="00077070" officeooo:paragraph-rsid="00077070"/>
    </style:style>
    <style:style style:name="P8" style:family="paragraph" style:parent-style-name="Text_20_body">
      <style:text-properties fo:font-style="italic" officeooo:rsid="00077070" officeooo:paragraph-rsid="00077070" style:font-style-asian="italic" style:font-style-complex="italic"/>
    </style:style>
    <style:style style:name="P9" style:family="paragraph" style:parent-style-name="Text_20_body">
      <style:text-properties fo:font-style="italic" officeooo:rsid="00081332" officeooo:paragraph-rsid="00081332" style:font-style-asian="italic" style:font-style-complex="italic"/>
    </style:style>
    <style:style style:name="P10" style:family="paragraph" style:parent-style-name="Text_20_body">
      <style:text-properties fo:font-style="italic" officeooo:rsid="00088943" officeooo:paragraph-rsid="00098116" style:font-style-asian="italic" style:font-style-complex="italic"/>
    </style:style>
    <style:style style:name="P11" style:family="paragraph" style:parent-style-name="Text_20_body">
      <style:text-properties fo:font-style="italic" officeooo:rsid="00098116" officeooo:paragraph-rsid="00098116" style:font-style-asian="italic" style:font-style-complex="italic"/>
    </style:style>
    <style:style style:name="P12" style:family="paragraph" style:parent-style-name="Text_20_body">
      <style:text-properties fo:font-style="italic" officeooo:rsid="000a6adf" officeooo:paragraph-rsid="000a6adf" style:font-style-asian="italic" style:font-style-complex="italic"/>
    </style:style>
    <style:style style:name="P13" style:family="paragraph" style:parent-style-name="Text_20_body">
      <style:text-properties fo:font-style="italic" officeooo:rsid="000d56ca" officeooo:paragraph-rsid="000e56fa" style:font-style-asian="italic" style:font-style-complex="italic"/>
    </style:style>
    <style:style style:name="P14" style:family="paragraph" style:parent-style-name="Text_20_body">
      <style:text-properties fo:font-style="italic" officeooo:rsid="000e56fa" officeooo:paragraph-rsid="000e56fa" style:font-style-asian="italic" style:font-style-complex="italic"/>
    </style:style>
    <style:style style:name="P15" style:family="paragraph" style:parent-style-name="Text_20_body">
      <style:text-properties fo:font-style="italic" officeooo:rsid="000fc273" officeooo:paragraph-rsid="000fc273" style:font-style-asian="italic" style:font-style-complex="italic"/>
    </style:style>
    <style:style style:name="P16" style:family="paragraph" style:parent-style-name="Text_20_body">
      <style:text-properties fo:font-style="italic" officeooo:rsid="00107d80" officeooo:paragraph-rsid="00107d80" style:font-style-asian="italic" style:font-style-complex="italic"/>
    </style:style>
    <style:style style:name="P17" style:family="paragraph" style:parent-style-name="Text_20_body">
      <style:text-properties fo:font-style="normal" officeooo:rsid="000a6adf" officeooo:paragraph-rsid="000a6adf" style:font-style-asian="normal" style:font-style-complex="normal"/>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98116" style:font-style-asian="normal" style:font-style-complex="normal"/>
    </style:style>
    <style:style style:name="T4" style:family="text">
      <style:text-properties fo:font-style="normal" officeooo:rsid="000e56fa" style:font-style-asian="normal" style:font-style-complex="normal"/>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text:a xlink:type="simple" xlink:href="#__RefHeading___Toc107_740127398" text:style-name="Index_20_Link" text:visited-style-name="Index_20_Link">Using MySQL with Django<text:tab/>1</text:a></text:p>
          <text:p text:style-name="P18"><text:a xlink:type="simple" xlink:href="#__RefHeading___Toc109_740127398" text:style-name="Index_20_Link" text:visited-style-name="Index_20_Link">Start a Django App in Cloud9<text:tab/>1</text:a></text:p>
          <text:p text:style-name="P18"><text:a xlink:type="simple" xlink:href="#__RefHeading___Toc111_740127398" text:style-name="Index_20_Link" text:visited-style-name="Index_20_Link">Using requirements.txt<text:tab/>1</text:a></text:p>
          <text:p text:style-name="P18"><text:a xlink:type="simple" xlink:href="#__RefHeading___Toc88_1392515241" text:style-name="Index_20_Link" text:visited-style-name="Index_20_Link">Better settings.py<text:tab/>1</text:a></text:p>
        </text:index-body>
      </text:table-of-content>
      <text:p text:style-name="Standard"/>
      <text:h text:style-name="Heading_20_1" text:outline-level="1"><text:bookmark-start text:name="__RefHeading___Toc107_740127398"/>Using MySQL with Django<text:bookmark-end text:name="__RefHeading___Toc107_740127398"/></text:h>
      <text:p text:style-name="P1">Look at myfitapp as an example.</text:p>
      <text:p text:style-name="P1">Within a virtual environment with python3.6, before being able to use MySQL I had to install <text:span text:style-name="T1">mysqlclient</text:span>. But mysqlclient has dependencies, hence these are the parts I installed:</text:p>
      <text:p text:style-name="P1"/>
      <text:p text:style-name="P2">sudo apt-get install python3.6-dev libmysqlclient-dev</text:p>
      <text:p text:style-name="P2">pip install mysqlclient</text:p>
      <text:p text:style-name="P2"/>
      <text:p text:style-name="P1">Once this is done, and having setup the connection to the db in setting.py, create the schema in MySQL and then the initial migrations can be run.</text:p>
      <text:p text:style-name="P1"/>
      <text:h text:style-name="Heading_20_1" text:outline-level="1"><text:bookmark-start text:name="__RefHeading___Toc109_740127398"/>Start a Django App in Cloud9<text:bookmark-end text:name="__RefHeading___Toc109_740127398"/></text:h>
      <text:p text:style-name="P4"/>
      <text:p text:style-name="P4"><text:s text:c="4"/><text:span text:style-name="T1">python3 manage.py runserver $IP:$PORT</text:span></text:p>
      <text:p text:style-name="P4"/>
      <text:p text:style-name="P4">Then use the Preview to use the app in the Cloud9 browser. Note that in the URL the port number is NOT needed. For example the URL will look like this.</text:p>
      <text:p text:style-name="P4"/>
      <text:p text:style-name="P4"><text:s text:c="4"/><text:span text:style-name="T1">https://learning-lukbor2.c9.io/admin/</text:span></text:p>
      <text:p text:style-name="P4"><text:s text:c="4"/></text:p>
      <text:p text:style-name="P4">I just left the preview to select the url and then changed the last part adding, for example, admin.</text:p>
      <text:h text:style-name="Heading_20_1" text:outline-level="1"><text:bookmark-start text:name="__RefHeading___Toc111_740127398"/>Using requirements.txt<text:bookmark-end text:name="__RefHeading___Toc111_740127398"/></text:h>
      <text:p text:style-name="P5">To generate the requirements file (requirements.txt) use:</text:p>
      <text:p text:style-name="P5"/>
      <text:p text:style-name="P3">pip freeze &gt; requirements.txt</text:p>
      <text:p text:style-name="P5"/>
      <text:p text:style-name="P5">Once the file is available, if a new environment needs to be configured simply do:</text:p>
      <text:p text:style-name="P5"/>
      <text:p text:style-name="P3">pip install -r requirements.txt</text:p>
      <text:h text:style-name="Heading_20_1" text:outline-level="1"><text:bookmark-start text:name="__RefHeading___Toc88_1392515241"/>Better settings.py<text:bookmark-end text:name="__RefHeading___Toc88_1392515241"/></text:h>
      <text:p text:style-name="P7">First, navigate to your settings.py file path. Then create a new module called settings (module is a folder containing an __init__.py file):</text:p>
      <text:p text:style-name="P7"/>
      <text:p text:style-name="P8"><text:soft-page-break/><text:tab/>mkdir settings</text:p>
      <text:p text:style-name="P9"><text:span text:style-name="T2">Now, rename your settings.py file to base.py and place it inside the new module you created:</text:span></text:p>
      <text:p text:style-name="P9"><text:span text:style-name="T2"><text:tab/></text:span>mv settings.py settings/base.py</text:p>
      <text:p text:style-name="P10"><text:span text:style-name="T2">Let’s assume that you want to configure one settings file for your development environment and one for your production environment. </text:span><text:span text:style-name="T3">For your development environment create:</text:span></text:p>
      <text:p text:style-name="P11"><text:span text:style-name="T2"><text:tab/></text:span>nano settings/development.py</text:p>
      <text:p text:style-name="P11"><text:span text:style-name="T2">Then type:</text:span></text:p>
      <text:p text:style-name="P11"><text:tab/>from .base import *</text:p>
      <text:p text:style-name="P11"><text:tab/>DEBUG = True</text:p>
      <text:p text:style-name="P17">For your production environment create:</text:p>
      <text:p text:style-name="P12"><text:tab/>nano settings/production.py</text:p>
      <text:p text:style-name="P17">and type:</text:p>
      <text:p text:style-name="P12"><text:tab/>from .base import *</text:p>
      <text:p text:style-name="P12"><text:tab/>DEBUG = False</text:p>
      <text:p text:style-name="P12"><text:tab/>ALLOWED_HOSTS = [‘app.project_name.com’, ]</text:p>
      <text:p text:style-name="P13"><text:span text:style-name="T2">How does Django know which settings file to load on each environment? That’s what the __init__.py file is used for. </text:span><text:span text:style-name="T4">We need to define which settings file we want to load inside the __init__.py file by executing:</text:span></text:p>
      <text:p text:style-name="P14"><text:span text:style-name="T2"><text:tab/></text:span>settings/__init__.py</text:p>
      <text:p text:style-name="P14"><text:span text:style-name="T2">and then, for a production environment, for example, by typing:</text:span></text:p>
      <text:p text:style-name="P14"><text:tab/>from .production import *</text:p>
      <text:p text:style-name="P15"><text:span text:style-name="T2">This way, Django will load all the base.py and production.py settings every time it starts.</text:span></text:p>
      <text:p text:style-name="P16"><text:span text:style-name="T2">Keep the __init__.py in your .gitignore file so it will not be included in pushes and pulls. Once you set up a new environment, don’t forget to create a new __init__.py file inside the settings module. Then import the settings file required exactly like we did bef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9T21:39:52.011823017</meta:creation-date>
    <dc:date>2018-04-09T21:55:42.618943316</dc:date>
    <meta:editing-duration>PT10M18S</meta:editing-duration>
    <meta:editing-cycles>17</meta:editing-cycles>
    <meta:generator>LibreOffice/5.1.6.2$Linux_X86_64 LibreOffice_project/10m0$Build-2</meta:generator>
    <meta:document-statistic meta:table-count="0" meta:image-count="0" meta:object-count="0" meta:page-count="2" meta:paragraph-count="44" meta:word-count="402" meta:character-count="2530" meta:non-whitespace-character-count="2148"/>
  </office:meta>
</office:document-meta>
</file>